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Fonts/Font_Lohit_Devanagari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Заголовок_20_2_20_титул">
      <style:text-properties officeooo:rsid="005b5a21" officeooo:paragraph-rsid="005b5a21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>
      <style:paragraph-properties fo:padding="0cm" fo:border="none"/>
      <style:text-properties officeooo:rsid="00697f6d" officeooo:paragraph-rsid="00697f6d"/>
    </style:style>
    <style:style style:name="P18" style:family="paragraph" style:parent-style-name="Text_20_body">
      <style:text-properties officeooo:rsid="00697f6d" officeooo:paragraph-rsid="00697f6d"/>
    </style:style>
    <style:style style:name="P19" style:family="paragraph" style:parent-style-name="Text_20_body">
      <style:text-properties officeooo:paragraph-rsid="00697f6d"/>
    </style:style>
    <style:style style:name="P20" style:family="paragraph" style:parent-style-name="Text_20_body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style:use-window-font-color="true" loext:opacity="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21" style:family="paragraph" style:parent-style-name="Text_20_body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fo:color="#00000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22" style:family="paragraph" style:parent-style-name="Text_20_body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fo:color="#60a0b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23" style:family="paragraph" style:parent-style-name="Heading_20_1">
      <style:text-properties officeooo:rsid="0067ec6e" officeooo:paragraph-rsid="0067ec6e"/>
    </style:style>
    <style:style style:name="P24" style:family="paragraph" style:parent-style-name="Heading_20_2" style:master-page-name="Standard">
      <style:paragraph-properties style:page-number="auto" fo:break-before="page"/>
      <style:text-properties officeooo:paragraph-rsid="006b0ffc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27" style:family="paragraph" style:parent-style-name="Text_20_body" style:list-style-name="L1">
      <style:paragraph-properties fo:padding="0cm" fo:border="none"/>
    </style:style>
    <style:style style:name="P28" style:family="paragraph" style:parent-style-name="Text_20_body" style:list-style-name="L2"/>
    <style:style style:name="P29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4">
      <style:text-properties officeooo:rsid="00697f6d" officeooo:paragraph-rsid="00697f6d"/>
    </style:style>
    <style:style style:name="P3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a37ee" officeooo:paragraph-rsid="006a37ee"/>
    </style:style>
    <style:style style:name="P32" style:family="paragraph" style:parent-style-name="Text_20_body">
      <style:text-properties officeooo:paragraph-rsid="006b0ff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aedc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5f2da5"/>
    </style:style>
    <style:style style:name="T12" style:family="text">
      <style:text-properties officeooo:rsid="0067ec6e"/>
    </style:style>
    <style:style style:name="T13" style:family="text">
      <style:text-properties officeooo:rsid="00697f6d"/>
    </style:style>
    <style:style style:name="T14" style:family="text">
      <style:text-properties officeooo:rsid="00697f6d" loext:padding="0cm" loext:border="none"/>
    </style:style>
    <style:style style:name="T15" style:family="text">
      <style:text-properties loext:padding="0cm" loext:border="none"/>
    </style:style>
    <style:style style:name="T16" style:family="text">
      <style:text-properties style:font-name="PT Astra Serif1"/>
    </style:style>
    <style:style style:name="T17" style:family="text">
      <style:text-properties style:font-name="PT Astra Serif1" loext:padding="0cm" loext:border="none"/>
    </style:style>
    <style:style style:name="T18" style:family="text">
      <style:text-properties style:font-name="PT Astra Serif1" officeooo:rsid="00697f6d"/>
    </style:style>
    <style:style style:name="T19" style:family="text">
      <style:text-properties style:font-name="PT Astra Serif1" officeooo:rsid="00697f6d" loext:padding="0cm" loext:border="none"/>
    </style:style>
    <style:style style:name="T20" style:family="text">
      <style:text-properties style:font-name="PT Astra Serif1" officeooo:rsid="006a14bc" loext:padding="0cm" loext:border="none"/>
    </style:style>
    <style:style style:name="T21" style:family="text">
      <style:text-properties fo:color="#007020" loext:opacity="100%" fo:font-weight="bold"/>
    </style:style>
    <style:style style:name="T22" style:family="text">
      <style:text-properties fo:color="#bbbbbb" loext:opacity="100%"/>
    </style:style>
    <style:style style:name="T23" style:family="text">
      <style:text-properties fo:color="#0e84b5" loext:opacity="100%" fo:font-weight="bold"/>
    </style:style>
    <style:style style:name="T24" style:family="text">
      <style:text-properties fo:color="#000000" loext:opacity="100%"/>
    </style:style>
    <style:style style:name="T25" style:family="text">
      <style:text-properties fo:color="#06287e" loext:opacity="100%"/>
    </style:style>
    <style:style style:name="T26" style:family="text">
      <style:text-properties fo:color="#902000" loext:opacity="100%"/>
    </style:style>
    <style:style style:name="T27" style:family="text">
      <style:text-properties fo:color="#666666" loext:opacity="100%"/>
    </style:style>
    <style:style style:name="T28" style:family="text">
      <style:text-properties fo:color="#4070a0" loext:opacity="100%"/>
    </style:style>
    <style:style style:name="T29" style:family="text">
      <style:text-properties fo:color="#40a070" loext:opacity="100%"/>
    </style:style>
    <style:style style:name="T30" style:family="text">
      <style:text-properties fo:color="#60a0b0" loext:opacity="100%"/>
    </style:style>
    <style:style style:name="T31" style:family="text">
      <style:text-properties officeooo:rsid="006a37ee"/>
    </style:style>
    <style:style style:name="T32" style:family="text">
      <style:text-properties officeooo:rsid="007a317a"/>
    </style:style>
    <style:style style:name="T33" style:family="text">
      <style:text-properties officeooo:rsid="00673f95"/>
    </style:style>
    <style:style style:name="T34" style:family="text">
      <style:text-properties officeooo:rsid="006cf2ba"/>
    </style:style>
    <style:style style:name="T35" style:family="text">
      <style:text-properties officeooo:rsid="006e5a65"/>
    </style:style>
    <style:style style:name="T36" style:family="text">
      <style:text-properties officeooo:rsid="006ed52b"/>
    </style:style>
    <style:style style:name="T37" style:family="text">
      <style:text-properties fo:language="en" fo:country="US" officeooo:rsid="006ed52b"/>
    </style:style>
    <style:style style:name="T38" style:family="text">
      <style:text-properties fo:language="ru" fo:country="RU" officeooo:rsid="006ed5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00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2"/>
      <text:p text:style-name="P2"/>
      <text:p text:style-name="P3">Поддержка и <text:span text:style-name="T9">т</text:span>естирование программных модулей</text:p>
      <text:p text:style-name="P12">ЛАБОРАТОРНАЯ РАБОТА №<text:span text:style-name="T12">6</text:span></text:p>
      <text:p text:style-name="P15">по теме:</text:p>
      <text:h text:style-name="P23" text:outline-level="1"><text:span text:style-name="T11">О</text:span><text:span text:style-name="T10">бработка исключительных ситуаций при работе с файлами</text:span>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31">И-22</text:span></text:p>
      <text:p text:style-name="P31">Синицын М.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8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<text:span text:style-name="T33">1. </text:span>Цель занятия</text:h>
      <text:p text:style-name="P32"><text:tab/>Приобрести навыки по организации контроля за возникновением непредвиденных или аварийных ситуаций <text:span text:style-name="T34">при </text:span><text:span text:style-name="T36">работе программы </text:span><text:span text:style-name="T38">реализующей работу с файлами</text:span><text:span text:style-name="T34">.</text:span></text:p>
      <text:h text:style-name="Heading_20_2" text:outline-level="2">2 Постановка задачи</text:h>
      <text:list text:style-name="L4">
        <text:list-item>
          <text:p text:style-name="P30">Выполните задание в соответствии со своим вариантом. </text:p>
        </text:list-item>
        <text:list-item>
          <text:p text:style-name="P30">Включите в свою программу обработчик исключительных ситуаций системы ввода/вывода, опираясь на образец и указания, приведенные выше.</text:p>
        </text:list-item>
        <text:list-item>
          <text:p text:style-name="P30">Используйте блок <text:s/><text:span text:style-name="Source_20_Text"><text:span text:style-name="T17">finally для закрытия потоков и файлов.</text:span></text:span></text:p>
        </text:list-item>
        <text:list-item>
          <text:p text:style-name="P30"><text:span text:style-name="Source_20_Text"><text:span text:style-name="T17">Составьте отчет, содержащий листинг программы, образцы вывода в консоли результата работы программы </text:span></text:span><text:span text:style-name="Source_20_Text"><text:span text:style-name="T20">и</text:span></text:span><text:span text:style-name="Source_20_Text"><text:span text:style-name="T17"> ошибок ввода/вывода</text:span></text:span></text:p>
        </text:list-item>
      </text:list>
      <text:p text:style-name="P18"><text:span text:style-name="Source_20_Text"><text:span text:style-name="T17">В качестве вариантов используйте задания из сборника задач по программированию №1, п. 8.1 Текстовые файлы (Базовый уровень), стр. 129</text:span></text:span></text:p>
      <text:p text:style-name="P18"><text:span text:style-name="Source_20_Text"><text:span text:style-name="T17">Требования </text:span></text:span><text:span text:style-name="Source_20_Text"><text:span text:style-name="T20">к задачам</text:span></text:span><text:span text:style-name="Source_20_Text"><text:span text:style-name="T17">: создать текстовый файл с произвольной информацией. Организовать просмотр содержимого файла. Организовать чтение и обработку данных из файла в соответствии с индивидуальным заданием. Сохранить полученные результаты в новый текстовый файл.</text:span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46S</meta:editing-duration>
    <meta:editing-cycles>19</meta:editing-cycles>
    <meta:generator>LibreOffice/7.6.2.1$Windows_X86_64 LibreOffice_project/56f7684011345957bbf33a7ee678afaf4d2ba333</meta:generator>
    <dc:title>Реферат ГОСТ</dc:title>
    <dc:date>2024-04-22T17:45:44.823000000</dc:date>
    <meta:document-statistic meta:table-count="0" meta:image-count="0" meta:object-count="0" meta:page-count="2" meta:paragraph-count="24" meta:word-count="176" meta:character-count="1358" meta:non-whitespace-character-count="120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